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4b2b60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4b2b60" officeooo:rsid="002cf8be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b2b60" style:font-name="Arial" style:font-size-asian="14pt" style:font-size-complex="14pt" style:text-underline-style="none"/>
    </style:style>
    <style:style style:family="paragraph" style:name="P5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8" style:parent-style-name="Standard">
      <style:text-properties fo:font-size="14pt" officeooo:paragraph-rsid="004b2b60" style:font-name="Arial" style:font-size-asian="14pt" style:font-size-complex="14pt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4b2b60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b2b60" style:font-name="Arial" style:font-size-asian="10pt" style:font-size-complex="10pt"/>
    </style:style>
    <style:style style:family="paragraph" style:name="P11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2" style:parent-style-name="UrbanTitle2">
      <style:paragraph-properties fo:text-align="start" style:justify-single-word="false"/>
      <style:text-properties fo:font-size="11pt" fo:font-style="normal" fo:font-weight="bold" officeooo:paragraph-rsid="004b2b60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fo:font-size="10pt" fo:font-style="normal" fo:font-variant="normal" fo:font-weight="normal" fo:text-transform="none" officeooo:rsid="00493a56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7">
      <style:text-properties officeooo:rsid="0022109e"/>
    </style:style>
    <style:style style:family="text" style:name="T8">
      <style:text-properties officeooo:rsid="002391da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fo:background-color="#fff200" fo:color="#ce181e" loext:char-shading-value="0" officeooo:rsid="0044b316"/>
    </style:style>
    <style:style style:family="text" style:name="T11">
      <style:text-properties officeooo:rsid="003491da"/>
    </style:style>
    <style:style style:family="text" style:name="T12">
      <style:text-properties officeooo:rsid="003d667f"/>
    </style:style>
    <style:style style:family="text" style:name="T13">
      <style:text-properties officeooo:rsid="0044b316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3"><text:span text:style-name="T16">do text</text:span></text:p><text:p text:style-name="P13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7">PW - </text:span>Département des Permis et Autorisations - Direction de <text:span text:style-name="T9">VILLE</text:span></text:p>
            <text:p text:style-name="P2">ADRESSE</text:p>
            <text:p text:style-name="P12">RECOMMANDÉ</text:p>
          </table:table-cell>
        </table:table-row>
      </table:table>
      <text:p text:style-name="P8"/>
      <text:p text:style-name="P4">Transmis <text:span text:style-name="T7">de la demande de permis d'environnement</text:span></text:p>
      <text:p text:style-name="P3"/>
      <text:p text:style-name="P11"><text:span text:style-name="T5"/></text:p>
      <text:p text:style-name="P5"/>
      <text:p text:style-name="P6"><office:annotation><dc:creator>Gauthier Bastien</dc:creator><dc:date>2011-02-16T16:12:24</dc:date><text:p text:style-name="P13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3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1">Monsieur le Fonctionnaire technique</text:span>,</text:p>
      <text:p text:style-name="P6"/>
      <text:p text:style-name="P7">Conformément au <text:span text:style-name="T12">décret du 11 mars 1999 relatif au permis d'environnement</text:span>, nous vous prions de trouver, sous ce pli, <text:span text:style-name="T8">deux</text:span> exemplaire<text:span text:style-name="T8">s</text:span> de la demande introduite le <text:span text:style-name="T4"><text:text-input text:description="Date du récépissé">tool.format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6">Nous vous en souhaitons bonne réception et nous vous prions d'agréer, <text:span text:style-name="T10">Monsieur le</text:span><text:span text:style-name="T13"> Fonctionnaire technique</text:span>, nos salutations distinguées.</text:p>
      <text:p text:style-name="P6"/>
      <text:p text:style-name="P6"><office:annotation><dc:creator>Gauthier Bastien</dc:creator><dc:date>2011-01-13T14:56:41</dc:date><text:p text:style-name="P13"><text:span text:style-name="T16">do text</text:span></text:p><text:p text:style-name="P13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4b2b60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4b2b60" officeooo:rsid="002cf8be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b2b60" style:font-name="Arial" style:font-size-asian="14pt" style:font-size-complex="14pt" style:text-underline-style="none"/>
    </style:style>
    <style:style style:family="paragraph" style:name="P5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8" style:parent-style-name="Standard">
      <style:text-properties fo:font-size="14pt" officeooo:paragraph-rsid="004b2b60" style:font-name="Arial" style:font-size-asian="14pt" style:font-size-complex="14pt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4b2b60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b2b60" style:font-name="Arial" style:font-size-asian="10pt" style:font-size-complex="10pt"/>
    </style:style>
    <style:style style:family="paragraph" style:name="P11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2" style:parent-style-name="UrbanTitle2">
      <style:paragraph-properties fo:text-align="start" style:justify-single-word="false"/>
      <style:text-properties fo:font-size="11pt" fo:font-style="normal" fo:font-weight="bold" officeooo:paragraph-rsid="004b2b60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fo:font-size="10pt" fo:font-style="normal" fo:font-variant="normal" fo:font-weight="normal" fo:text-transform="none" officeooo:rsid="00493a56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7">
      <style:text-properties officeooo:rsid="0022109e"/>
    </style:style>
    <style:style style:family="text" style:name="T8">
      <style:text-properties officeooo:rsid="002391da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fo:background-color="#fff200" fo:color="#ce181e" loext:char-shading-value="0" officeooo:rsid="0044b316"/>
    </style:style>
    <style:style style:family="text" style:name="T11">
      <style:text-properties officeooo:rsid="003491da"/>
    </style:style>
    <style:style style:family="text" style:name="T12">
      <style:text-properties officeooo:rsid="003d667f"/>
    </style:style>
    <style:style style:family="text" style:name="T13">
      <style:text-properties officeooo:rsid="0044b316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3"><text:span text:style-name="T16">do text</text:span></text:p><text:p text:style-name="P13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7">PW - </text:span>Département des Permis et Autorisations - Direction de <text:span text:style-name="T9">VILLE</text:span></text:p>
            <text:p text:style-name="P2">ADRESSE</text:p>
            <text:p text:style-name="P12">RECOMMANDÉ</text:p>
          </table:table-cell>
        </table:table-row>
      </table:table>
      <text:p text:style-name="P8"/>
      <text:p text:style-name="P4">Transmis <text:span text:style-name="T7">de la demande de permis d'environnement</text:span></text:p>
      <text:p text:style-name="P3"/>
      <text:p text:style-name="P11"><text:span text:style-name="T5"/></text:p>
      <text:p text:style-name="P5"/>
      <text:p text:style-name="P6"><office:annotation><dc:creator>Gauthier Bastien</dc:creator><dc:date>2011-02-16T16:12:24</dc:date><text:p text:style-name="P13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3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1">Monsieur le Fonctionnaire technique</text:span>,</text:p>
      <text:p text:style-name="P6"/>
      <text:p text:style-name="P7">Conformément au <text:span text:style-name="T12">décret du 11 mars 1999 relatif au permis d'environnement</text:span>, nous vous prions de trouver, sous ce pli, <text:span text:style-name="T8">deux</text:span> exemplaire<text:span text:style-name="T8">s</text:span> de la demande introduite le <text:span text:style-name="T4"><text:text-input text:description="Date du récépissé">tool.format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6">Nous vous en souhaitons bonne réception et nous vous prions d'agréer, <text:span text:style-name="T10">Monsieur le</text:span><text:span text:style-name="T13"> Fonctionnaire technique</text:span>, nos salutations distinguées.</text:p>
      <text:p text:style-name="P6"/>
      <text:p text:style-name="P6"><office:annotation><dc:creator>Gauthier Bastien</dc:creator><dc:date>2011-01-13T14:56:41</dc:date><text:p text:style-name="P13"><text:span text:style-name="T16">do text</text:span></text:p><text:p text:style-name="P13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4b2b60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4b2b60" officeooo:rsid="002cf8be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b2b60" style:font-name="Arial" style:font-size-asian="14pt" style:font-size-complex="14pt" style:text-underline-style="none"/>
    </style:style>
    <style:style style:family="paragraph" style:name="P5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8" style:parent-style-name="Standard">
      <style:text-properties fo:font-size="14pt" officeooo:paragraph-rsid="004b2b60" style:font-name="Arial" style:font-size-asian="14pt" style:font-size-complex="14pt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4b2b60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b2b60" style:font-name="Arial" style:font-size-asian="10pt" style:font-size-complex="10pt"/>
    </style:style>
    <style:style style:family="paragraph" style:name="P11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2" style:parent-style-name="UrbanTitle2">
      <style:paragraph-properties fo:text-align="start" style:justify-single-word="false"/>
      <style:text-properties fo:font-size="11pt" fo:font-style="normal" fo:font-weight="bold" officeooo:paragraph-rsid="004b2b60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fo:font-size="10pt" fo:font-style="normal" fo:font-variant="normal" fo:font-weight="normal" fo:text-transform="none" officeooo:rsid="00493a56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7">
      <style:text-properties officeooo:rsid="0022109e"/>
    </style:style>
    <style:style style:family="text" style:name="T8">
      <style:text-properties officeooo:rsid="002391da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fo:background-color="#fff200" fo:color="#ce181e" loext:char-shading-value="0" officeooo:rsid="0044b316"/>
    </style:style>
    <style:style style:family="text" style:name="T11">
      <style:text-properties officeooo:rsid="003491da"/>
    </style:style>
    <style:style style:family="text" style:name="T12">
      <style:text-properties officeooo:rsid="003d667f"/>
    </style:style>
    <style:style style:family="text" style:name="T13">
      <style:text-properties officeooo:rsid="0044b316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3"><text:span text:style-name="T16">do text</text:span></text:p><text:p text:style-name="P13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7">PW - </text:span>Département des Permis et Autorisations - Direction de <text:span text:style-name="T9">VILLE</text:span></text:p>
            <text:p text:style-name="P2">ADRESSE</text:p>
            <text:p text:style-name="P12">RECOMMANDÉ</text:p>
          </table:table-cell>
        </table:table-row>
      </table:table>
      <text:p text:style-name="P8"/>
      <text:p text:style-name="P4">Transmis <text:span text:style-name="T7">de la demande de permis d'environnement</text:span></text:p>
      <text:p text:style-name="P3"/>
      <text:p text:style-name="P11"><text:span text:style-name="T5"/></text:p>
      <text:p text:style-name="P5"/>
      <text:p text:style-name="P6"><office:annotation><dc:creator>Gauthier Bastien</dc:creator><dc:date>2011-02-16T16:12:24</dc:date><text:p text:style-name="P13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3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1">Monsieur le Fonctionnaire technique</text:span>,</text:p>
      <text:p text:style-name="P6"/>
      <text:p text:style-name="P7">Conformément au <text:span text:style-name="T12">décret du 11 mars 1999 relatif au permis d'environnement</text:span>, nous vous prions de trouver, sous ce pli, <text:span text:style-name="T8">deux</text:span> exemplaire<text:span text:style-name="T8">s</text:span> de la demande introduite le <text:span text:style-name="T4"><text:text-input text:description="Date du récépissé">tool.format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6">Nous vous en souhaitons bonne réception et nous vous prions d'agréer, <text:span text:style-name="T10">Monsieur le</text:span><text:span text:style-name="T13"> Fonctionnaire technique</text:span>, nos salutations distinguées.</text:p>
      <text:p text:style-name="P6"/>
      <text:p text:style-name="P6"><office:annotation><dc:creator>Gauthier Bastien</dc:creator><dc:date>2011-01-13T14:56:41</dc:date><text:p text:style-name="P13"><text:span text:style-name="T16">do text</text:span></text:p><text:p text:style-name="P13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text-properties fo:font-size="11pt" officeooo:paragraph-rsid="004b2b60" style:font-name="Arial" style:font-size-asian="11pt" style:font-size-complex="11pt"/>
    </style:style>
    <style:style style:family="paragraph" style:name="P2" style:parent-style-name="Frame_20_contents">
      <style:text-properties fo:background-color="#fff200" fo:color="#ce181e" fo:font-size="11pt" officeooo:paragraph-rsid="004b2b60" officeooo:rsid="002cf8be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b2b60" style:font-name="Arial" style:font-size-asian="14pt" style:font-size-complex="14pt" style:text-underline-style="none"/>
    </style:style>
    <style:style style:family="paragraph" style:name="P5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1cf2d3" style:font-name="Arial" style:font-size-asian="11pt" style:font-size-complex="11pt"/>
    </style:style>
    <style:style style:family="paragraph" style:name="P8" style:parent-style-name="Standard">
      <style:text-properties fo:font-size="14pt" officeooo:paragraph-rsid="004b2b60" style:font-name="Arial" style:font-size-asian="14pt" style:font-size-complex="14pt"/>
    </style:style>
    <style:style style:family="paragraph" style:name="P9" style:parent-style-name="Standard">
      <style:paragraph-properties fo:text-align="start" style:justify-single-word="false"/>
      <style:text-properties fo:font-size="11pt" officeooo:paragraph-rsid="004b2b60" style:font-name="arial" style:font-size-asian="11pt" style:font-size-complex="11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b2b60" style:font-name="Arial" style:font-size-asian="10pt" style:font-size-complex="10pt"/>
    </style:style>
    <style:style style:family="paragraph" style:name="P11" style:parent-style-name="UrbanBody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12" style:parent-style-name="UrbanTitle2">
      <style:paragraph-properties fo:text-align="start" style:justify-single-word="false"/>
      <style:text-properties fo:font-size="11pt" fo:font-style="normal" fo:font-weight="bold" officeooo:paragraph-rsid="004b2b60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ize="10pt" fo:font-style="normal" fo:font-variant="normal" fo:font-weight="normal" fo:text-transform="none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6">
      <style:text-properties fo:font-size="10pt" fo:font-style="normal" fo:font-variant="normal" fo:font-weight="normal" fo:text-transform="none" officeooo:rsid="00493a56" style:font-size-asian="10pt" style:font-size-complex="10pt" style:font-style-asian="normal" style:font-style-complex="normal" style:font-weight-asian="normal" style:font-weight-complex="normal" style:use-window-font-color="true"/>
    </style:style>
    <style:style style:family="text" style:name="T7">
      <style:text-properties officeooo:rsid="0022109e"/>
    </style:style>
    <style:style style:family="text" style:name="T8">
      <style:text-properties officeooo:rsid="002391da"/>
    </style:style>
    <style:style style:family="text" style:name="T9">
      <style:text-properties fo:background-color="#fff200" fo:color="#ce181e" loext:char-shading-value="0" officeooo:rsid="002cf8be"/>
    </style:style>
    <style:style style:family="text" style:name="T10">
      <style:text-properties fo:background-color="#fff200" fo:color="#ce181e" loext:char-shading-value="0" officeooo:rsid="0044b316"/>
    </style:style>
    <style:style style:family="text" style:name="T11">
      <style:text-properties officeooo:rsid="003491da"/>
    </style:style>
    <style:style style:family="text" style:name="T12">
      <style:text-properties officeooo:rsid="003d667f"/>
    </style:style>
    <style:style style:family="text" style:name="T13">
      <style:text-properties officeooo:rsid="0044b316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9"><office:annotation><dc:creator>Gauthier Bastien</dc:creator><dc:date>2011-01-13T14:56:41</dc:date><text:p text:style-name="P13"><text:span text:style-name="T16">do text</text:span></text:p><text:p text:style-name="P13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10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1">S<text:span text:style-name="T7">PW - </text:span>Département des Permis et Autorisations - Direction de <text:span text:style-name="T9">VILLE</text:span></text:p>
            <text:p text:style-name="P2">ADRESSE</text:p>
            <text:p text:style-name="P12">RECOMMANDÉ</text:p>
          </table:table-cell>
        </table:table-row>
      </table:table>
      <text:p text:style-name="P8"/>
      <text:p text:style-name="P4">Transmis <text:span text:style-name="T7">de la demande de permis d'environnement</text:span></text:p>
      <text:p text:style-name="P3"/>
      <text:p text:style-name="P11"><text:span text:style-name="T5"/></text:p>
      <text:p text:style-name="P5"/>
      <text:p text:style-name="P6"><office:annotation><dc:creator>Gauthier Bastien</dc:creator><dc:date>2011-02-16T16:12:24</dc:date><text:p text:style-name="P13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3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6"/>
      <text:p text:style-name="P6"><text:span text:style-name="T11">Monsieur le Fonctionnaire technique</text:span>,</text:p>
      <text:p text:style-name="P6"/>
      <text:p text:style-name="P7">Conformément au <text:span text:style-name="T12">décret du 11 mars 1999 relatif au permis d'environnement</text:span>, nous vous prions de trouver, sous ce pli, <text:span text:style-name="T8">deux</text:span> exemplaire<text:span text:style-name="T8">s</text:span> de la demande introduite le <text:span text:style-name="T4"><text:text-input text:description="Date du récépissé">tool.format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6">Nous vous en souhaitons bonne réception et nous vous prions d'agréer, <text:span text:style-name="T10">Monsieur le</text:span><text:span text:style-name="T13"> Fonctionnaire technique</text:span>, nos salutations distinguées.</text:p>
      <text:p text:style-name="P6"/>
      <text:p text:style-name="P6"><office:annotation><dc:creator>Gauthier Bastien</dc:creator><dc:date>2011-01-13T14:56:41</dc:date><text:p text:style-name="P13"><text:span text:style-name="T16">do text</text:span></text:p><text:p text:style-name="P13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4:27.959069559</dc:date>
    <dc:language>fr-FR</dc:language>
    <meta:editing-cycles>126</meta:editing-cycles>
    <meta:editing-duration>P1DT9H28M33S</meta:editing-duration>
    <meta:document-statistic meta:table-count="1" meta:image-count="0" meta:object-count="0" meta:page-count="1" meta:paragraph-count="14" meta:word-count="123" meta:character-count="926" meta:non-whitespace-character-count="837"/>
    <meta:user-defined meta:name="Info 1"/>
    <meta:user-defined meta:name="Info 2"/>
    <meta:user-defined meta:name="Info 3"/>
    <meta:user-defined meta:name="Info 4"/>
  </office:meta>
</office:document-meta>
</file>